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169" officeooo:paragraph-rsid="000be169"/>
    </style:style>
    <style:style style:name="T1" style:family="text">
      <style:text-properties officeooo:rsid="000cc0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LM<text:line-break/>langchain(framework)</text:p>
      <text:p text:style-name="P1"><text:line-break/><text:span text:style-name="T1">vecctor stroe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15:30:01.276133332</meta:creation-date>
    <dc:date>2024-03-06T16:35:58.822047438</dc:date>
    <meta:editing-duration>PT45M37S</meta:editing-duration>
    <meta:editing-cycles>1</meta:editing-cycles>
    <meta:document-statistic meta:table-count="0" meta:image-count="0" meta:object-count="0" meta:page-count="1" meta:paragraph-count="2" meta:word-count="4" meta:character-count="39" meta:non-whitespace-character-count="35"/>
    <meta:generator>LibreOffice/6.4.7.2$Linux_X86_64 LibreOffice_project/40$Build-2</meta:generator>
  </office:meta>
</office:document-meta>
</file>